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dicatedCollection.addAll(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dicatedCollection.validat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dicatedCollection.PredicatedCollection( Collection coll , Predicate predic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edicatedCollection.decorate( Collection coll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edicatedCollection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